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i>y</mi>
            <mrow>
              <mi/>
              <mo stretchy="false">=</mo>
              <mi/>
            </mrow>
            <msub>
              <mi>y</mi>
              <mi>h</mi>
            </msub>
            <mrow>
              <mi/>
              <mo stretchy="false">+</mo>
              <mi/>
            </mrow>
            <msub>
              <mi>y</mi>
              <mi>p</mi>
            </msub>
          </mrow>
        </mtd>
      </mtr>
      <mtr>
        <mtd/>
      </mtr>
      <mtr>
        <mtd>
          <mrow>
            <msub>
              <mi>y</mi>
              <mi>h</mi>
            </msub>
            <mi/>
            <mi mathvariant="normal">:</mi>
            <mi/>
            <mi mathvariant="italic">den</mi>
            <mi mathvariant="italic">homogena</mi>
            <mi mathvariant="italic">lösningen</mi>
          </mrow>
        </mtd>
      </mtr>
      <mtr>
        <mtd>
          <mrow>
            <mi mathvariant="italic">byt</mi>
            <mi mathvariant="italic">ut</mi>
            <mi mathvariant="italic">samtliga</mi>
          </mrow>
        </mtd>
      </mtr>
      <mtr>
        <mtd>
          <mrow>
            <mi>y</mi>
            <mi/>
            <mo stretchy="false">⇒</mo>
            <mi/>
            <mn>1,</mn>
          </mrow>
        </mtd>
      </mtr>
      <mtr>
        <mtd>
          <mrow>
            <mi>y</mi>
            <mi>'</mi>
            <mi/>
            <mo stretchy="false">⇒</mo>
            <mi/>
            <mi>r</mi>
            <mi>,</mi>
          </mrow>
        </mtd>
      </mtr>
      <mtr>
        <mtd>
          <mrow>
            <mi>y</mi>
            <mi>'</mi>
            <mi>'</mi>
            <mi/>
            <mo stretchy="false">⇒</mo>
            <mi/>
            <msup>
              <mi>r</mi>
              <mn>2</mn>
            </msup>
          </mrow>
        </mtd>
      </mtr>
      <mtr>
        <mtd>
          <mrow>
            <msup>
              <mi>y</mi>
              <mi>x</mi>
            </msup>
            <mi/>
            <mo stretchy="false">⇒</mo>
            <mi/>
            <msup>
              <mi>r</mi>
              <mi>x</mi>
            </msup>
          </mrow>
        </mtd>
      </mtr>
      <mtr>
        <mtd>
          <mrow>
            <mi mathvariant="italic">övriga</mi>
            <mi mathvariant="italic">termer</mi>
            <mi mathvariant="italic">som</mi>
            <mi mathvariant="italic">inte</mi>
            <mi mathvariant="italic">sitter</mi>
            <mi mathvariant="italic">samman</mi>
            <mi mathvariant="italic">med</mi>
            <mi mathvariant="italic">dessa</mi>
            <mi mathvariant="italic">försvinner.</mi>
          </mrow>
        </mtd>
      </mtr>
      <mtr>
        <mtd>
          <mrow>
            <mi mathvariant="italic">för</mi>
            <mi mathvariant="italic">över</mi>
            <mi mathvariant="italic">samtliga</mi>
            <mi mathvariant="italic">termer</mi>
            <mi mathvariant="italic">till</mi>
            <mi mathvariant="italic">en</mi>
            <mi mathvariant="italic">sida</mi>
            <mi mathvariant="italic">av</mi>
            <mi mathvariant="italic">lika</mi>
            <mi mathvariant="italic">med</mi>
            <mi mathvariant="italic">tecknet</mi>
          </mrow>
        </mtd>
      </mtr>
      <mtr>
        <mtd>
          <mrow>
            <mi mathvariant="italic">och</mi>
            <mi mathvariant="italic">sätt</mi>
            <mi mathvariant="italic">ekvationen</mi>
            <mi mathvariant="italic">till</mi>
            <mrow>
              <mi/>
              <mo stretchy="false">=</mo>
              <mn>0</mn>
            </mrow>
            <mi mathvariant="italic">och</mi>
            <mi mathvariant="italic">lös</mi>
            <mi mathvariant="italic">denna.</mi>
          </mrow>
        </mtd>
      </mtr>
      <mtr>
        <mtd/>
      </mtr>
      <mtr>
        <mtd>
          <mfenced open="{" close="}">
            <mtable>
              <mtr>
                <mtd>
                  <mrow>
                    <mrow>
                      <msub>
                        <mi>r</mi>
                        <mn>1</mn>
                      </msub>
                      <mo stretchy="false">=</mo>
                      <msub>
                        <mi>r</mi>
                        <mn>2</mn>
                      </msub>
                    </mrow>
                    <mi/>
                    <mo stretchy="false">⇒</mo>
                    <mi/>
                    <mrow>
                      <msub>
                        <mi>y</mi>
                        <mi>h</mi>
                      </msub>
                      <mo stretchy="false">=</mo>
                      <mrow>
                        <mo stretchy="false">(</mo>
                        <mrow>
                          <mi mathvariant="italic">Cx</mi>
                          <mo stretchy="false">+</mo>
                          <mi>D</mi>
                        </mrow>
                        <mo stretchy="false">)</mo>
                      </mrow>
                    </mrow>
                    <msup>
                      <mi>e</mi>
                      <mrow>
                        <msub>
                          <mi>r</mi>
                          <mn>1</mn>
                        </msub>
                        <mi>x</mi>
                      </mrow>
                    </msup>
                  </mrow>
                </mtd>
              </mtr>
              <mtr>
                <mtd>
                  <mrow>
                    <mrow>
                      <msub>
                        <mi>r</mi>
                        <mn>1</mn>
                      </msub>
                      <mo stretchy="false">≠</mo>
                      <msub>
                        <mi>r</mi>
                        <mn>2</mn>
                      </msub>
                    </mrow>
                    <mi/>
                    <mo stretchy="false">⇒</mo>
                    <mi/>
                    <mrow>
                      <msub>
                        <mi>y</mi>
                        <mi>h</mi>
                      </msub>
                      <mo stretchy="false">=</mo>
                      <mrow>
                        <msup>
                          <mi mathvariant="italic">Ce</mi>
                          <mrow>
                            <msub>
                              <mi>r</mi>
                              <mn>1</mn>
                            </msub>
                            <mi>x</mi>
                          </mrow>
                        </msup>
                        <mo stretchy="false">+</mo>
                        <msup>
                          <mi mathvariant="italic">De</mi>
                          <mrow>
                            <msub>
                              <mi>r</mi>
                              <mn>2</mn>
                            </msub>
                            <mi>x</mi>
                          </mrow>
                        </msup>
                      </mrow>
                    </mrow>
                  </mrow>
                </mtd>
              </mtr>
            </mtable>
          </mfenced>
        </mtd>
      </mtr>
      <mtr>
        <mtd/>
      </mtr>
      <mtr>
        <mtd>
          <mrow>
            <msub>
              <mi>y</mi>
              <mi>p</mi>
            </msub>
            <mi/>
            <mi mathvariant="normal">:</mi>
            <mi/>
            <mi mathvariant="italic">partikulärlösningen</mi>
          </mrow>
        </mtd>
      </mtr>
      <mtr>
        <mtd>
          <mrow>
            <mi mathvariant="italic">dela</mi>
            <mi mathvariant="italic">upp</mi>
            <mi mathvariant="italic">ekvationen</mi>
            <mi mathvariant="italic">så</mi>
            <mi mathvariant="italic">att</mi>
            <mi mathvariant="italic">alla</mi>
            <mi>y</mi>
            <mi/>
            <mi mathvariant="italic">är</mi>
            <mi mathvariant="italic">på</mi>
            <mi mathvariant="italic">ena</mi>
            <mi mathvariant="italic">sidan</mi>
            <mi mathvariant="italic">lika</mi>
            <mi mathvariant="italic">med</mi>
            <mi mathvariant="italic">tecknet</mi>
          </mrow>
        </mtd>
      </mtr>
      <mtr>
        <mtd>
          <mrow>
            <mi mathvariant="italic">och</mi>
            <mi mathvariant="italic">resterande</mi>
            <mrow>
              <mo stretchy="false">(</mo>
              <mrow>
                <mi mathvariant="italic">låt</mi>
                <mi mathvariant="italic">oss</mi>
                <mi mathvariant="italic">kalla</mi>
                <mi mathvariant="italic">dessa</mi>
                <mi mathvariant="italic">för</mi>
                <mi>L</mi>
              </mrow>
              <mo stretchy="false">)</mo>
            </mrow>
            <mi mathvariant="italic">på</mi>
            <mi mathvariant="italic">andra</mi>
            <mi>,</mi>
          </mrow>
        </mtd>
      </mtr>
      <mtr>
        <mtd>
          <mrow>
            <mi mathvariant="italic">byt</mi>
            <mi mathvariant="italic">ut</mi>
            <mi mathvariant="italic">samtliga</mi>
            <mi>y</mi>
            <mi/>
            <mi mathvariant="italic">mot</mi>
            <mi mathvariant="italic">en</mi>
            <mi mathvariant="italic">ansatts</mi>
            <mi/>
            <mrow>
              <mo stretchy="false">(</mo>
              <mi>A</mi>
              <mo stretchy="false">)</mo>
            </mrow>
            <mi/>
            <mi>,</mi>
            <mi>y</mi>
            <mi>'</mi>
            <mo stretchy="false">⇒</mo>
            <mrow>
              <mo stretchy="false">(</mo>
              <mrow>
                <mi>A</mi>
                <mi>'</mi>
              </mrow>
              <mo stretchy="false">)</mo>
            </mrow>
            <mi>,</mi>
            <mi/>
            <mi mathvariant="italic">osv.</mi>
          </mrow>
        </mtd>
      </mtr>
      <mtr>
        <mtd>
          <mrow>
            <mi>A</mi>
            <mi mathvariant="italic">är</mi>
            <mi mathvariant="italic">av</mi>
            <mi mathvariant="italic">samma</mi>
            <mi mathvariant="italic">grad</mi>
            <mi mathvariant="italic">som</mi>
            <mrow>
              <mi>L</mi>
              <mo stretchy="false">⋅</mo>
              <msup>
                <mi>x</mi>
                <mi>k</mi>
              </msup>
            </mrow>
            <mi>,</mi>
            <mi mathvariant="italic">där</mi>
            <mi>k</mi>
            <mrow>
              <mi/>
              <mo stretchy="false">=</mo>
              <mi/>
            </mrow>
            <mrow>
              <mo stretchy="false">(</mo>
              <mrow>
                <mi mathvariant="italic">antalet</mi>
                <mrow>
                  <msub>
                    <mi>r</mi>
                    <mi>n</mi>
                  </msub>
                  <mo stretchy="false">=</mo>
                  <mn>1,</mn>
                </mrow>
                <mi/>
                <mi>i</mi>
                <msub>
                  <mi>y</mi>
                  <mi>h</mi>
                </msub>
                <mi/>
              </mrow>
              <mo stretchy="false">)</mo>
            </mrow>
          </mrow>
        </mtd>
      </mtr>
      <mtr>
        <mtd>
          <mrow>
            <mi mathvariant="italic">lös</mi>
            <mi mathvariant="italic">sedan</mi>
            <mi mathvariant="italic">ut</mi>
            <mi mathvariant="italic">alla</mi>
            <mi mathvariant="italic">obekanta.</mi>
          </mrow>
        </mtd>
      </mtr>
      <mtr>
        <mtd/>
      </mtr>
      <mtr>
        <mtd>
          <mrow>
            <mrow>
              <mi>L</mi>
              <mo stretchy="false">−</mo>
              <mi mathvariant="italic">ekvationer</mi>
            </mrow>
            <mi mathvariant="italic">av</mi>
            <mi mathvariant="italic">typen</mi>
          </mrow>
        </mtd>
      </mtr>
      <mtr>
        <mtd>
          <mrow>
            <mrow>
              <mo stretchy="false">(</mo>
              <mrow>
                <mi mathvariant="italic">ax</mi>
                <mo stretchy="false">+</mo>
                <mi>b</mi>
              </mrow>
              <mo stretchy="false">)</mo>
            </mrow>
            <msup>
              <mi>c</mi>
              <mi>x</mi>
            </msup>
          </mrow>
        </mtd>
      </mtr>
      <mtr>
        <mtd>
          <mrow>
            <mi mathvariant="italic">kan</mi>
            <mi mathvariant="italic">delas</mi>
            <mi mathvariant="italic">upp</mi>
            <mi>i</mi>
            <mi mathvariant="italic">två</mi>
            <mi mathvariant="italic">ansattser</mi>
            <mi>,</mi>
            <mi mathvariant="italic">en</mi>
            <mi mathvariant="italic">för</mi>
            <msup>
              <mi>c</mi>
              <mi>x</mi>
            </msup>
            <mo stretchy="false">⇒</mo>
            <mi>Z</mi>
            <mrow>
              <mrow>
                <mo stretchy="false">(</mo>
                <mi>x</mi>
                <mo stretchy="false">)</mo>
              </mrow>
              <mo stretchy="false">⋅</mo>
              <mrow>
                <mo stretchy="false">(</mo>
                <mrow>
                  <msub>
                    <mi>A</mi>
                    <mi>c</mi>
                  </msub>
                  <mo stretchy="false">⋅</mo>
                  <msup>
                    <mi>x</mi>
                    <mi>k</mi>
                  </msup>
                </mrow>
                <mo stretchy="false">)</mo>
              </mrow>
            </mrow>
          </mrow>
        </mtd>
      </mtr>
      <mtr>
        <mtd>
          <mrow>
            <mi mathvariant="italic">varifrån</mi>
            <mi mathvariant="italic">de</mi>
            <mi mathvariant="italic">trillar</mi>
            <mi mathvariant="italic">ut</mi>
            <mi mathvariant="italic">en</mi>
            <mi mathvariant="italic">ny</mi>
            <mi mathvariant="italic">ekvation</mi>
            <mi mathvariant="italic">där</mi>
            <mi mathvariant="italic">du</mi>
            <mi mathvariant="italic">löser</mi>
            <mi mathvariant="italic">ut</mi>
            <mi>Z</mi>
            <mrow>
              <mo stretchy="false">(</mo>
              <mi>n</mi>
              <mo stretchy="false">)</mo>
            </mrow>
            <mi mathvariant="italic">där</mi>
            <mrow>
              <msub>
                <mi>L</mi>
                <mi>Z</mi>
              </msub>
              <mo stretchy="false">=</mo>
              <mrow>
                <mo stretchy="false">(</mo>
                <mrow>
                  <mi mathvariant="italic">ax</mi>
                  <mo stretchy="false">+</mo>
                  <mi>b</mi>
                </mrow>
                <mo stretchy="false">)</mo>
              </mrow>
            </mrow>
          </mrow>
        </mtd>
      </mtr>
      <mtr>
        <mtd/>
      </mtr>
      <mtr>
        <mtd>
          <mrow>
            <mi>y</mi>
            <mi/>
            <mi mathvariant="normal">:</mi>
            <mi/>
            <mi mathvariant="italic">den</mi>
            <mi mathvariant="italic">almäna</mi>
            <mi mathvariant="italic">lösningen</mi>
            <mi mathvariant="italic">är</mi>
            <mi mathvariant="italic">nu</mi>
          </mrow>
        </mtd>
      </mtr>
      <mtr>
        <mtd>
          <mrow>
            <mi>y</mi>
            <mrow>
              <mi/>
              <mo stretchy="false">=</mo>
              <mi/>
            </mrow>
            <msub>
              <mi>y</mi>
              <mi>p</mi>
            </msub>
            <mrow>
              <mi/>
              <mo stretchy="false">+</mo>
              <mi/>
            </mrow>
            <msub>
              <mi>y</mi>
              <mi>h</mi>
            </msub>
          </mrow>
        </mtd>
      </mtr>
      <mtr>
        <mtd>
          <mrow>
            <mi mathvariant="italic">lös</mi>
            <mi mathvariant="italic">nu</mi>
            <mi mathvariant="italic">ut</mi>
            <mi>C</mi>
            <mi mathvariant="italic">och</mi>
            <mi>D</mi>
            <mi mathvariant="italic">från</mi>
            <msub>
              <mi>y</mi>
              <mi>h</mi>
            </msub>
            <mi>,</mi>
            <mi mathvariant="italic">med</mi>
            <mi mathvariant="italic">hjälp</mi>
            <mi mathvariant="italic">av</mi>
            <mi mathvariant="italic">begynelsevärdena</mi>
          </mrow>
        </mtd>
      </mtr>
      <mtr>
        <mtd/>
      </mtr>
      <mtr>
        <mtd>
          <mrow>
            <mi mathvariant="italic">se</mi>
            <mi mathvariant="italic">även</mi>
            <mi mathvariant="italic">kapitlet</mi>
            <mrow>
              <mi>Z</mi>
              <mo stretchy="false">−</mo>
              <mi mathvariant="italic">transformeln</mi>
            </mrow>
          </mrow>
        </mtd>
      </mtr>
    </mtable>
    <annotation encoding="StarMath 5.0">y ~=~ y_h `+` y_p
newline
newline
y_h `: ~ den homogena lösningen 
newline 
 byt ut samtliga newline 
y ~drarrow~ 1,newline 
y' ~drarrow~ r, newline
y'' ~drarrow~ r^2 newline
y^{x} ~drarrow~ r^x newline
övriga termer som inte sitter samman med dessa försvinner. newline
för över samtliga termer till en sida av lika med tecknet 
newline och sätt ekvationen till `= 0 och lös denna.
Newline
newline
left lbrace stack{r_1 = r_2  ~drarrow~ y_h = (Cx +D)e^{r_1 x} # r_1 &lt;&gt; r_2 ~drarrow~ y_h= Ce^{r_1 x} + De^{r_2 x}  } right rbrace
newline
newline
y_p `: ~ partikulärlösningen
newline
dela upp ekvationen så att alla y `är på ena sidan lika med tecknet 
newline och resterande (låt oss kalla dessa för L ) på andra,
newline
byt ut samtliga y `mot en ansatts `(A)`, y' drarrow (A'),`osv.
newline A är av samma grad som L cdot x^k, där k ~=~ (antalet r_n = 1,` i y_h`)
newline lös sedan ut alla obekanta.
newline newline
L- ekvationer av typen
newline
(ax + b)c^x
newline kan delas upp i två ansattser, en för c^x drarrow Z(x) cdot (A_{c} cdot x^k)
newline varifrån de trillar ut en ny ekvation där du löser ut Z(n) där L_{Z} = (ax + b)
newline newline
y~:~ den almäna lösningen är nu
newline y ~=~ y_p `+` y_h
newline lös nu ut C och D från y_h, med hjälp av begynelsevärdena 
newline newline
se även kapitlet Z-transformeln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0T17:41:44</meta:creation-date>
    <meta:generator>LibreOffice/3.3$Linux LibreOffice_project/330m19$Build-202</meta:generator>
  </office:meta>
</office:document-meta>
</file>